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FactoryPostProcessor.createConfigInterface( BeanDefinition bd , @ Nullable Class &lt; ? &gt; [ ] interf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riptFactoryPostProcessor.getScriptSource( String beanName , String scriptSource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FactoryPostProcessor.prepareScriptBeans( BeanDefinition bd , String scriptFactoryBeanName , String scriptedObjectBean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riptFactoryPostProcessor.resolveProxyTargetClass( BeanDefinition bean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FactoryPostProcessor.postProcessProperties( PropertyValues pvs ,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createCompositeInterface( Class &lt; ? &gt;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setDefaultProxyTargetClass( boolean defaultProxy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postProcessBeforeInstantiation( Class &lt; ? &gt; beanClass , String bean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criptFactoryPostProcessor.resolveRefreshCheckDelay( BeanDefinition bean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FactoryPostProcesso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setDefaultRefreshCheckDelay( long defaultRefreshCheck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FactoryPostProcesso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riptFactoryPostProcessor.createScriptedObjectBeanDefinition( BeanDefinition bd , String scriptFactoryBeanName , ScriptSource scriptSource , @ Nullable Class &lt; ? &gt;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FactoryPostProcessor.predictBeanType( Class &lt; ? &gt; beanClass , String bean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criptFactoryPostProcessor.createRefreshableProxy( TargetSource ts , @ Nullable Class &lt; ? &gt; [ ] interfaces , boolean proxyTarge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riptFactoryPostProcessor.createScriptFactoryBeanDefinition( BeanDefinition 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FactoryPostProcessor.convertToScriptSource( String beanName , String scriptSourceLocator , ResourceLoader resourc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FactoryPostProcesso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